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2.364cm" fo:min-width="3.5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svg:width="7.171cm" svg:height="7.092cm" svg:x="3.103cm" svg:y="4.008cm"><text:p><text:database-display text:table-name="table-name" text:table-type="table" text:column-name="column-name" text:database-name="database-name">x</text:database-display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7-29T10:42:23.104178835</meta:creation-date>
    <dc:date>2020-07-29T10:43:07.914768154</dc:date>
    <meta:editing-duration>PT4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0$Linux_X86_64 LibreOffice_project/995a9800d0ea85809be748930f7b15fc3bc358af</meta:generator>
  </office:meta>
</office:document-meta>
</file>